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" fo:language="bg" fo:country="BG"/>
    </style:style>
    <style:style style:name="P3" style:family="paragraph" style:parent-style-name="Table_20_Contents">
      <style:paragraph-properties fo:text-align="end" style:justify-single-word="false"/>
      <style:text-properties style:font-name="Arial" fo:language="bg" fo:country="BG"/>
    </style:style>
    <style:style style:name="P4" style:family="paragraph" style:parent-style-name="Table_20_Contents">
      <style:paragraph-properties fo:text-align="end" style:justify-single-word="false"/>
      <style:text-properties style:font-name="Arial" fo:language="bg" fo:country="BG" officeooo:paragraph-rsid="0013efc4"/>
    </style:style>
    <style:style style:name="P5" style:family="paragraph" style:parent-style-name="Table_20_Contents">
      <style:paragraph-properties fo:text-align="end" style:justify-single-word="false"/>
      <style:text-properties style:font-name="Arial" fo:language="bg" fo:country="BG" officeooo:paragraph-rsid="0041af0f"/>
    </style:style>
    <style:style style:name="P6" style:family="paragraph" style:parent-style-name="Table_20_Contents">
      <style:text-properties style:font-name="Arial" fo:language="bg" fo:country="BG" fo:font-weight="bold"/>
    </style:style>
    <style:style style:name="P7" style:family="paragraph" style:parent-style-name="Table_20_Contents">
      <style:text-properties style:font-name="Arial" fo:language="bg" fo:country="BG" fo:font-weight="bold" officeooo:rsid="0013efc4" officeooo:paragraph-rsid="0013efc4"/>
    </style:style>
    <style:style style:name="P8" style:family="paragraph" style:parent-style-name="Table_20_Contents">
      <style:text-properties style:font-name="Arial" fo:language="bg" fo:country="BG" officeooo:paragraph-rsid="0013efc4"/>
    </style:style>
    <style:style style:name="P9" style:family="paragraph" style:parent-style-name="Table_20_Contents">
      <style:text-properties style:font-name="Arial" fo:language="bg" fo:country="BG" officeooo:paragraph-rsid="0028b3b5"/>
    </style:style>
    <style:style style:name="P10" style:family="paragraph" style:parent-style-name="Table_20_Contents">
      <style:text-properties style:font-name="Arial" fo:language="bg" fo:country="BG" officeooo:paragraph-rsid="002e8d3a"/>
    </style:style>
    <style:style style:name="P11" style:family="paragraph" style:parent-style-name="Table_20_Contents">
      <style:text-properties style:font-name="Arial" fo:language="bg" fo:country="BG" officeooo:rsid="003d846b" officeooo:paragraph-rsid="003d846b"/>
    </style:style>
    <style:style style:name="P12" style:family="paragraph" style:parent-style-name="Table_20_Contents">
      <style:text-properties style:font-name="Arial" fo:language="bg" fo:country="BG" officeooo:paragraph-rsid="0041af0f"/>
    </style:style>
    <style:style style:name="P13" style:family="paragraph" style:parent-style-name="Table_20_Contents">
      <style:text-properties style:font-name="Arial" fo:language="bg" fo:country="BG" officeooo:rsid="0041af0f" officeooo:paragraph-rsid="0041af0f"/>
    </style:style>
    <style:style style:name="P14" style:family="paragraph" style:parent-style-name="Table_20_Contents">
      <style:text-properties officeooo:paragraph-rsid="0013efc4"/>
    </style:style>
    <style:style style:name="P15" style:family="paragraph" style:parent-style-name="Table_20_Contents">
      <style:text-properties officeooo:paragraph-rsid="0041af0f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Text_20_body">
      <style:text-properties style:font-name="Arial" fo:language="bg" fo:country="BG"/>
    </style:style>
    <style:style style:name="P18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19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71f67"/>
    </style:style>
    <style:style style:name="P20" style:family="paragraph" style:parent-style-name="Standard">
      <style:text-properties style:font-name="Arial" fo:language="bg" fo:country="BG"/>
    </style:style>
    <style:style style:name="P21" style:family="paragraph" style:parent-style-name="Standard">
      <style:text-properties fo:language="bg" fo:country="BG"/>
    </style:style>
    <style:style style:name="P22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23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2c3ae5"/>
    </style:style>
    <style:style style:name="P24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rsid="00100873" officeooo:paragraph-rsid="0010d852"/>
    </style:style>
    <style:style style:name="P25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Arial" fo:language="bg" fo:country="BG"/>
    </style:style>
    <style:style style:name="P27" style:family="paragraph" style:parent-style-name="Sender">
      <style:text-properties style:font-name="Arial" fo:language="bg" fo:country="BG" fo:font-style="italic" style:font-style-asian="italic" style:font-style-complex="italic"/>
    </style:style>
    <style:style style:name="P28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13efc4"/>
    </style:style>
    <style:style style:name="P29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8f3e4"/>
    </style:style>
    <style:style style:name="P30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ea3f4"/>
    </style:style>
    <style:style style:name="P31" style:family="paragraph" style:parent-style-name="Table_20_Contents_20__28_user_29_">
      <style:paragraph-properties style:snap-to-layout-grid="false"/>
      <style:text-properties style:font-name="Arial" fo:language="bg" fo:country="BG" officeooo:paragraph-rsid="0018f3e4"/>
    </style:style>
    <style:style style:name="P32" style:family="paragraph" style:parent-style-name="Table_20_Contents_20__28_user_29_">
      <style:paragraph-properties style:snap-to-layout-grid="false"/>
      <style:text-properties style:font-name="Arial" fo:language="bg" fo:country="BG" officeooo:paragraph-rsid="001ea3f4"/>
    </style:style>
    <style:style style:name="P33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18f3e4"/>
    </style:style>
    <style:style style:name="P34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2e8d3a"/>
    </style:style>
    <style:style style:name="P35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/>
    </style:style>
    <style:style style:name="P36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 style:font-name-complex="Arial"/>
    </style:style>
    <style:style style:name="P37" style:family="paragraph" style:parent-style-name="Table_20_Contents_20__28_user_29_">
      <style:paragraph-properties style:snap-to-layout-grid="false"/>
      <style:text-properties style:font-name="Arial" fo:language="bg" fo:country="BG" officeooo:rsid="0013efc4" officeooo:paragraph-rsid="0013efc4"/>
    </style:style>
    <style:style style:name="P38" style:family="paragraph" style:parent-style-name="Table_20_Contents_20__28_user_29_">
      <style:paragraph-properties style:snap-to-layout-grid="false"/>
      <style:text-properties style:font-name="Arial" officeooo:paragraph-rsid="001ea3f4" style:font-name-complex="Arial"/>
    </style:style>
    <style:style style:name="P39" style:family="paragraph" style:parent-style-name="Table_20_Contents_20__28_user_29_">
      <style:paragraph-properties style:snap-to-layout-grid="false"/>
      <style:text-properties style:font-name="Arial" officeooo:paragraph-rsid="001ea3f4"/>
    </style:style>
    <style:style style:name="P40" style:family="paragraph" style:parent-style-name="Table_20_Contents_20__28_user_29_">
      <style:paragraph-properties style:snap-to-layout-grid="false"/>
      <style:text-properties officeooo:paragraph-rsid="0018f3e4"/>
    </style:style>
    <style:style style:name="P41" style:family="paragraph" style:parent-style-name="Table_20_Contents_20__28_user_29_">
      <style:paragraph-properties style:snap-to-layout-grid="false"/>
      <style:text-properties officeooo:paragraph-rsid="001ea3f4"/>
    </style:style>
    <style:style style:name="P42" style:family="paragraph" style:parent-style-name="Table_20_Contents_20__28_user_29_">
      <style:text-properties officeooo:paragraph-rsid="0018f3e4"/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text-properties style:font-name="Arial"/>
    </style:style>
    <style:style style:name="P45" style:family="paragraph" style:parent-style-name="Heading_20_1">
      <style:paragraph-properties fo:text-align="center" style:justify-single-word="false"/>
      <style:text-properties style:font-name="Arial" fo:language="bg" fo:country="BG"/>
    </style:style>
    <style:style style:name="P46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47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48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49" style:family="paragraph" style:parent-style-name="Heading_20_3">
      <style:text-properties style:font-name="Arial" fo:language="bg" fo:country="BG"/>
    </style:style>
    <style:style style:name="P50" style:family="paragraph" style:parent-style-name="Heading_20_3">
      <style:text-properties style:font-name="Arial" fo:language="bg" fo:country="BG" officeooo:paragraph-rsid="0044a1e4"/>
    </style:style>
    <style:style style:name="P51" style:family="paragraph" style:parent-style-name="Heading_20_3">
      <style:text-properties style:font-name="Arial" fo:language="bg" fo:country="BG" officeooo:rsid="002aa9d6" officeooo:paragraph-rsid="002aa9d6"/>
    </style:style>
    <style:style style:name="P52" style:family="paragraph" style:parent-style-name="Heading_20_3">
      <style:text-properties style:font-name="Arial" fo:language="bg" fo:country="BG" officeooo:rsid="000fb226" officeooo:paragraph-rsid="000fb226"/>
    </style:style>
    <style:style style:name="P53" style:family="paragraph" style:parent-style-name="Heading_20_3">
      <style:text-properties style:font-name="Arial" fo:language="bg" fo:country="BG" officeooo:paragraph-rsid="00363aec"/>
    </style:style>
    <style:style style:name="P5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13efc4" officeooo:paragraph-rsid="0013efc4"/>
    </style:style>
    <style:style style:name="P55" style:family="paragraph" style:parent-style-name="Heading_20_3">
      <style:text-properties style:font-name="Arial" fo:language="bg" fo:country="BG" officeooo:paragraph-rsid="0013efc4"/>
    </style:style>
    <style:style style:name="P56" style:family="paragraph" style:parent-style-name="Heading_20_3">
      <style:text-properties style:font-name="Arial" fo:language="bg" fo:country="BG" officeooo:paragraph-rsid="002e8d3a"/>
    </style:style>
    <style:style style:name="P5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2bfd58" officeooo:paragraph-rsid="0018f3e4"/>
    </style:style>
    <style:style style:name="P58" style:family="paragraph" style:parent-style-name="Heading_20_3">
      <style:text-properties fo:language="bg" fo:country="BG"/>
    </style:style>
    <style:style style:name="P59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officeooo:rsid="0020d682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" fo:language="bg" fo:country="BG"/>
    </style:style>
    <style:style style:name="T12" style:family="text">
      <style:text-properties style:font-name="Arial" fo:language="bg" fo:country="BG" fo:font-weight="bold"/>
    </style:style>
    <style:style style:name="T13" style:family="text">
      <style:text-properties style:font-name="Arial" fo:language="bg" fo:country="BG" officeooo:rsid="002bfd58"/>
    </style:style>
    <style:style style:name="T14" style:family="text">
      <style:text-properties style:font-name="Arial" fo:language="bg" fo:country="BG" officeooo:rsid="001aa35c"/>
    </style:style>
    <style:style style:name="T15" style:family="text">
      <style:text-properties style:font-name="Arial" fo:language="bg" fo:country="BG" officeooo:rsid="001ea3f4"/>
    </style:style>
    <style:style style:name="T16" style:family="text">
      <style:text-properties style:font-name="Arial" fo:language="bg" fo:country="BG" officeooo:rsid="002ba52b"/>
    </style:style>
    <style:style style:name="T17" style:family="text">
      <style:text-properties style:font-name="Arial" fo:language="bg" fo:country="BG" officeooo:rsid="002c3ae5"/>
    </style:style>
    <style:style style:name="T18" style:family="text">
      <style:text-properties style:font-name="Arial" fo:language="bg" fo:country="BG" fo:font-style="italic" officeooo:rsid="002214ce" style:font-style-asian="italic" style:font-style-complex="italic"/>
    </style:style>
    <style:style style:name="T19" style:family="text">
      <style:text-properties style:font-name="Arial" fo:language="bg" fo:country="BG" fo:font-style="italic" officeooo:rsid="00271f67" style:font-style-asian="italic" style:font-style-complex="italic"/>
    </style:style>
    <style:style style:name="T20" style:family="text">
      <style:text-properties style:font-name="Arial" fo:language="bg" fo:country="BG" fo:font-style="italic" officeooo:rsid="00235273" style:font-style-asian="italic" style:font-style-complex="italic"/>
    </style:style>
    <style:style style:name="T21" style:family="text">
      <style:text-properties style:font-name="Arial" fo:language="bg" fo:country="BG" officeooo:rsid="0041af0f"/>
    </style:style>
    <style:style style:name="T22" style:family="text">
      <style:text-properties style:font-name="Arial" officeooo:rsid="0013efc4"/>
    </style:style>
    <style:style style:name="T23" style:family="text">
      <style:text-properties style:font-name="Arial" officeooo:rsid="0005746f"/>
    </style:style>
    <style:style style:name="T24" style:family="text">
      <style:text-properties style:font-name="Arial" fo:language="en" fo:country="GB" fo:font-style="italic" officeooo:rsid="002214ce" style:font-style-asian="italic" style:font-style-complex="italic"/>
    </style:style>
    <style:style style:name="T25" style:family="text">
      <style:text-properties style:font-name="Arial" fo:language="en" fo:country="GB" fo:font-style="italic" officeooo:rsid="00235273" style:font-style-asian="italic" style:font-style-complex="italic"/>
    </style:style>
    <style:style style:name="T26" style:family="text">
      <style:text-properties style:font-name="Arial" fo:language="en" fo:country="US" officeooo:rsid="0013efc4"/>
    </style:style>
    <style:style style:name="T27" style:family="text">
      <style:text-properties style:font-name="Arial" fo:language="en" fo:country="US" officeooo:rsid="0005746f"/>
    </style:style>
    <style:style style:name="T28" style:family="text">
      <style:text-properties style:font-name="Arial" fo:language="en" fo:country="US" officeooo:rsid="00477378"/>
    </style:style>
    <style:style style:name="T29" style:family="text">
      <style:text-properties style:font-name="Arial" officeooo:rsid="00477378"/>
    </style:style>
    <style:style style:name="T30" style:family="text">
      <style:text-properties fo:font-weight="bold"/>
    </style:style>
    <style:style style:name="T31" style:family="text">
      <style:text-properties officeooo:rsid="000d4abb"/>
    </style:style>
    <style:style style:name="T32" style:family="text">
      <style:text-properties officeooo:rsid="00296815"/>
    </style:style>
    <style:style style:name="T33" style:family="text">
      <style:text-properties officeooo:rsid="0005746f"/>
    </style:style>
    <style:style style:name="T34" style:family="text">
      <style:text-properties officeooo:rsid="0006d3c3"/>
    </style:style>
    <style:style style:name="T35" style:family="text">
      <style:text-properties officeooo:rsid="0010d852"/>
    </style:style>
    <style:style style:name="T36" style:family="text">
      <style:text-properties officeooo:rsid="0013efc4"/>
    </style:style>
    <style:style style:name="T37" style:family="text">
      <style:text-properties officeooo:rsid="00149e5d"/>
    </style:style>
    <style:style style:name="T38" style:family="text">
      <style:text-properties officeooo:rsid="00165fcd"/>
    </style:style>
    <style:style style:name="T39" style:family="text">
      <style:text-properties officeooo:rsid="00172f72"/>
    </style:style>
    <style:style style:name="T40" style:family="text">
      <style:text-properties style:use-window-font-color="true" style:font-name="Arial" fo:language="bg" fo:country="BG" style:text-underline-style="none" officeooo:rsid="002bfd58"/>
    </style:style>
    <style:style style:name="T41" style:family="text">
      <style:text-properties officeooo:rsid="0018f3e4"/>
    </style:style>
    <style:style style:name="T42" style:family="text">
      <style:text-properties officeooo:rsid="001aa35c"/>
    </style:style>
    <style:style style:name="T43" style:family="text">
      <style:text-properties officeooo:rsid="001c4ee4"/>
    </style:style>
    <style:style style:name="T44" style:family="text">
      <style:text-properties officeooo:rsid="001ea3f4"/>
    </style:style>
    <style:style style:name="T45" style:family="text">
      <style:text-properties officeooo:rsid="0020d682"/>
    </style:style>
    <style:style style:name="T46" style:family="text">
      <style:text-properties officeooo:rsid="00240aff"/>
    </style:style>
    <style:style style:name="T47" style:family="text">
      <style:text-properties fo:language="en" fo:country="GB" officeooo:rsid="00389a3e"/>
    </style:style>
    <style:style style:name="T48" style:family="text">
      <style:text-properties fo:language="en" fo:country="GB" fo:font-weight="bold" officeooo:rsid="00389a3e" style:font-weight-asian="bold" style:font-weight-complex="bold"/>
    </style:style>
    <style:style style:name="T49" style:family="text">
      <style:text-properties fo:language="en" fo:country="GB" officeooo:rsid="004c999d"/>
    </style:style>
    <style:style style:name="T50" style:family="text">
      <style:text-properties officeooo:rsid="002c3ae5"/>
    </style:style>
    <style:style style:name="T51" style:family="text">
      <style:text-properties officeooo:rsid="002e0d89"/>
    </style:style>
    <style:style style:name="T52" style:family="text">
      <style:text-properties officeooo:rsid="002e8d3a"/>
    </style:style>
    <style:style style:name="T53" style:family="text">
      <style:text-properties officeooo:rsid="002ec8d2"/>
    </style:style>
    <style:style style:name="T54" style:family="text">
      <style:text-properties fo:language="en" fo:country="US" fo:font-weight="normal" officeooo:rsid="0031a90d" style:font-weight-asian="normal" style:font-weight-complex="normal"/>
    </style:style>
    <style:style style:name="T55" style:family="text">
      <style:text-properties fo:language="en" fo:country="US" officeooo:rsid="00403f18"/>
    </style:style>
    <style:style style:name="T56" style:family="text">
      <style:text-properties officeooo:rsid="00363aec"/>
    </style:style>
    <style:style style:name="T57" style:family="text">
      <style:text-properties officeooo:rsid="0037be8d"/>
    </style:style>
    <style:style style:name="T58" style:family="text">
      <style:text-properties officeooo:rsid="00395c2a"/>
    </style:style>
    <style:style style:name="T59" style:family="text">
      <style:text-properties officeooo:rsid="003c3df0"/>
    </style:style>
    <style:style style:name="T60" style:family="text">
      <style:text-properties officeooo:rsid="0041af0f"/>
    </style:style>
    <style:style style:name="T61" style:family="text">
      <style:text-properties officeooo:rsid="004208ab"/>
    </style:style>
    <style:style style:name="T62" style:family="text">
      <style:text-properties officeooo:rsid="00426c7f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Автобиография на Георги <text:span text:style-name="T61">Д. </text:span>Сотиров</text:h>
      <text:h text:style-name="P46" text:outline-level="2">Информация за <text:span text:style-name="T57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3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>
          <table:table-cell table:style-name="ContactInfo.A1" office:value-type="string">
            <text:p text:style-name="P3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>
          <table:table-cell table:style-name="ContactInfo.A1" office:value-type="string">
            <text:p text:style-name="P3">Текущ адрес:</text:p>
          </table:table-cell>
          <table:table-cell table:style-name="ContactInfo.B1" office:value-type="string">
            <text:p text:style-name="P27">17<text:span text:style-name="T31">15</text:span> София<text:line-break/><text:span text:style-name="T31">Район </text:span>Младост</text:p>
          </table:table-cell>
        </table:table-row>
        <table:table-row>
          <table:table-cell table:style-name="ContactInfo.A1" office:value-type="string">
            <text:p text:style-name="P3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>
          <table:table-cell table:style-name="ContactInfo.A1" office:value-type="string">
            <text:p text:style-name="P3">Е-поща:</text:p>
          </table:table-cell>
          <table:table-cell table:style-name="ContactInfo.B1" office:value-type="string">
            <text:p text:style-name="Table_20_Contents"><text:a xlink:type="simple" xlink:href="mailto:Георги%20Сотиров%20%3Cgdsotirov@dir.bg%3E" text:style-name="Internet_20_link" text:visited-style-name="Visited_20_Internet_20_Link"><text:span text:style-name="Internet_20_link"><text:span text:style-name="T11">gdsotirov@dir.bg</text:span></text:span></text:a></text:p>
          </table:table-cell>
        </table:table-row>
        <table:table-row>
          <table:table-cell table:style-name="ContactInfo.A1" office:value-type="string">
            <text:p text:style-name="P3">Предпоч<text:span text:style-name="T58">итан</text:span> <text:span text:style-name="T59">начин</text:span> за връзка:</text:p>
          </table:table-cell>
          <table:table-cell table:style-name="ContactInfo.B1" office:value-type="string">
            <text:p text:style-name="P11">Личен мобилен</text:p>
          </table:table-cell>
        </table:table-row>
      </table:table>
      <text:h text:style-name="P46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3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>
          <table:table-cell table:style-name="PersonalINfo.A1" office:value-type="string">
            <text:p text:style-name="P3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>
          <table:table-cell table:style-name="PersonalINfo.A1" office:value-type="string">
            <text:p text:style-name="P3"><text:span text:style-name="T56">Предпочитан тип заетост</text:span>:</text:p>
          </table:table-cell>
          <table:table-cell table:style-name="PersonalINfo.B1" office:value-type="string">
            <text:p text:style-name="P2"><text:span text:style-name="T31">П</text:span>ълен работен ден</text:p>
          </table:table-cell>
        </table:table-row>
        <table:table-row>
          <table:table-cell table:style-name="PersonalINfo.A1" office:value-type="string">
            <text:p text:style-name="P3">Шофьорска книжка:</text:p>
          </table:table-cell>
          <table:table-cell table:style-name="PersonalINfo.B1" office:value-type="string">
            <text:p text:style-name="P2">Да, действащ шофьор</text:p>
          </table:table-cell>
        </table:table-row>
      </table:table>
      <text:h text:style-name="P46" text:outline-level="2">Образование<text:tab/></text:h>
      <text:h text:style-name="P49" text:outline-level="3">Университет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">Име:</text:p>
          </table:table-cell>
          <table:table-cell table:style-name="Таблица5.B1" office:value-type="string">
            <text:p text:style-name="P15"><text:a xlink:type="simple" xlink:href="https://nbu.bg/" text:style-name="Internet_20_link" text:visited-style-name="Visited_20_Internet_20_Link"><text:span text:style-name="Internet_20_link"><text:span text:style-name="T21">Нов Български Университет</text:span></text:span></text:a></text:p>
          </table:table-cell>
        </table:table-row>
        <table:table-row>
          <table:table-cell table:style-name="Таблица5.A1" office:value-type="string">
            <text:p text:style-name="P5">Факултет:</text:p>
          </table:table-cell>
          <table:table-cell table:style-name="Таблица5.B1" office:value-type="string">
            <text:p text:style-name="P15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1">Факултет за дистанционно, електронно и продължаващо обучение</text:span></text:span></text:a></text:p>
          </table:table-cell>
        </table:table-row>
        <table:table-row>
          <table:table-cell table:style-name="Таблица5.A1" office:value-type="string">
            <text:p text:style-name="P5">Специалност:</text:p>
          </table:table-cell>
          <table:table-cell table:style-name="Таблица5.B1" office:value-type="string">
            <text:p text:style-name="P13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>
          <table:table-cell table:style-name="Таблица5.A1" office:value-type="string">
            <text:p text:style-name="P5">Степен:</text:p>
          </table:table-cell>
          <table:table-cell table:style-name="Таблица5.B1" office:value-type="string">
            <text:p text:style-name="P13">Магистър <text:span text:style-name="T62">по бизнес администрация (МБА)</text:span></text:p>
          </table:table-cell>
        </table:table-row>
        <table:table-row>
          <table:table-cell table:style-name="Таблица5.A1" office:value-type="string">
            <text:p text:style-name="P5"><text:span text:style-name="T46">Местоположение</text:span>:</text:p>
          </table:table-cell>
          <table:table-cell table:style-name="Таблица5.B1" office:value-type="string">
            <text:p text:style-name="P12">София, България</text:p>
          </table:table-cell>
        </table:table-row>
        <table:table-row>
          <table:table-cell table:style-name="Таблица5.A1" office:value-type="string">
            <text:p text:style-name="P5">Период:</text:p>
          </table:table-cell>
          <table:table-cell table:style-name="Таблица5.B1" office:value-type="string">
            <text:p text:style-name="P12"><text:span text:style-name="T60">Октомври</text:span> <text:span text:style-name="T60">2012</text:span> <text:span text:style-name="T47">–</text:span> <text:span text:style-name="T60">Ноември</text:span> 20<text:span text:style-name="T60">17</text:span></text:p>
          </table:table-cell>
        </table:table-row>
      </table:table>
      <text:h text:style-name="P50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3">Име:</text:p>
          </table:table-cell>
          <table:table-cell table:style-name="Education_5f_University.B1" office:value-type="string">
            <text:p text:style-name="Table_20_Contents"><text:a xlink:type="simple" xlink:href="https://tu-sofia.bg/" text:style-name="Internet_20_link" text:visited-style-name="Visited_20_Internet_20_Link"><text:span text:style-name="Internet_20_link"><text:span text:style-name="T11">Технически Университет - София</text:span></text:span></text:a></text:p>
          </table:table-cell>
        </table:table-row>
        <table:table-row>
          <table:table-cell table:style-name="Education_5f_University.A1" office:value-type="string">
            <text:p text:style-name="P3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1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3">Специалност:</text:p>
          </table:table-cell>
          <table:table-cell table:style-name="Education_5f_University.B1" office:value-type="string">
            <text:p text:style-name="P2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3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>
          <table:table-cell table:style-name="Education_5f_University.A1" office:value-type="string">
            <text:p text:style-name="P3"><text:span text:style-name="T46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>
          <table:table-cell table:style-name="Education_5f_University.A1" office:value-type="string">
            <text:p text:style-name="P3">Период:</text:p>
          </table:table-cell>
          <table:table-cell table:style-name="Education_5f_University.B1" office:value-type="string">
            <text:p text:style-name="P9">Септември 1998 <text:span text:style-name="T47">–</text:span> Юни 2002</text:p>
          </table:table-cell>
        </table:table-row>
      </table:table>
      <text:h text:style-name="P51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3">Име:</text:p>
          </table:table-cell>
          <table:table-cell table:style-name="Education_5f_HighSchool.B1" office:value-type="string">
            <text:p text:style-name="Table_20_Contents"><text:span text:style-name="ACRONYM"><text:span text:style-name="T17">ТМЕТ </text:span></text:span><text:span text:style-name="ACRONYM"><text:span text:style-name="T11">Акад.</text:span></text:span><text:span text:style-name="Q"><text:span text:style-name="T11"> </text:span></text:span><text:a xlink:type="simple" xlink:href="http://en.wikipedia.org/wiki/Sergei_Korolev" text:style-name="Internet_20_link" text:visited-style-name="Visited_20_Internet_20_Link"><text:span text:style-name="Internet_20_link">С.</text:span></text:a><text:a xlink:type="simple" xlink:href="http://en.wikipedia.org/wiki/Sergei_Korolev" text:style-name="Internet_20_link" text:visited-style-name="Visited_20_Internet_20_Link"><text:span text:style-name="Internet_20_link"> </text:span></text:a><text:a xlink:type="simple" xlink:href="http://en.wikipedia.org/wiki/Sergei_Korolev" text:style-name="Internet_20_link" text:visited-style-name="Visited_20_Internet_20_Link"><text:span text:style-name="Internet_20_link">П.</text:span></text:a><text:a xlink:type="simple" xlink:href="http://en.wikipedia.org/wiki/Sergei_Korolev" text:style-name="Internet_20_link" text:visited-style-name="Visited_20_Internet_20_Link"><text:span text:style-name="Internet_20_link"> Корольов</text:span></text:a></text:p>
          </table:table-cell>
        </table:table-row>
        <table:table-row>
          <table:table-cell table:style-name="Education_5f_HighSchool.A1" office:value-type="string">
            <text:p text:style-name="P3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>
          <table:table-cell table:style-name="Education_5f_HighSchool.A1" office:value-type="string">
            <text:p text:style-name="P3"><text:span text:style-name="T46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>
          <table:table-cell table:style-name="Education_5f_HighSchool.A1" office:value-type="string">
            <text:p text:style-name="P3">Период:</text:p>
          </table:table-cell>
          <table:table-cell table:style-name="Education_5f_HighSchool.B1" office:value-type="string">
            <text:p text:style-name="P9">Септември 1994 <text:span text:style-name="T47">–</text:span> Май 1998</text:p>
          </table:table-cell>
        </table:table-row>
      </table:table>
      <text:p text:style-name="P21"/>
      <text:h text:style-name="P47" text:outline-level="2">Умения<text:tab/></text:h>
      <text:h text:style-name="P49" text:outline-level="3">Програмни езици</text:h>
      <text:p text:style-name="P23">C, C++, <text:span text:style-name="T55">Java, </text:span>JavaScript®, Pascal, Perl, PHP, <text:span text:style-name="T32">PL/SQL, </text:span>Prolog, Shell</text:p>
      <text:h text:style-name="P52" text:outline-level="3">Web разработка</text:h>
      <text:p text:style-name="P22">(X)HTML, XML, CSS, XSL</text:p>
      <text:h text:style-name="P49" text:outline-level="3">Среди за разработка</text:h>
      <text:p text:style-name="P25">Borland® C++Builder™, Borland® Delphi™, Eclipse, GraphTalk™ Developer, KDevelop, Microsoft® VisualC++®, Turbo® C/C++, Turbo® Pascal, Watcom™ C/C++</text:p>
      <text:h text:style-name="P49" text:outline-level="3">Инструменти за разработка</text:h>
      <text:p text:style-name="P22">Bugzilla, JIRA</text:p>
      <text:p text:style-name="P22">CVS, Subversion, Mercurial (Hg), Git</text:p>
      <text:p text:style-name="P22">make, CMake</text:p>
      <text:h text:style-name="P49" text:outline-level="3">Бази данни и моделиране</text:h>
      <text:p text:style-name="P18">SQL, MySQL, Oracle</text:p>
      <text:p text:style-name="P18">MySQL Workbench, <text:span text:style-name="T33">Oracle SQL Developer, </text:span><text:span text:style-name="T55">PL/SQL Developer</text:span></text:p>
      <text:h text:style-name="P49" text:outline-level="3">Операционни системи</text:h>
      <text:p text:style-name="P22">Linux, Unix, Windows, <text:span text:style-name="T34">DOS</text:span></text:p>
      <text:h text:style-name="P58" text:outline-level="3">Технологии за виртуализация</text:h>
      <text:p text:style-name="P24">VMware, qemu</text:p>
      <text:h text:style-name="P49" text:outline-level="3">Интерфейси за връзка</text:h>
      <text:p text:style-name="P16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49" text:outline-level="3">Езици</text:h>
      <text:p text:style-name="P17">Български, Английски</text:p>
      <text:h text:style-name="P46" text:outline-level="2">Допълнителни квалификации<text:tab/></text:h>
      <text:h text:style-name="P53" text:outline-level="3">Юли 2003 <text:span text:style-name="T49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>
          <table:table-cell table:style-name="AdditionalQualifications.A1" office:value-type="string">
            <text:p text:style-name="P3">Наименование:</text:p>
          </table:table-cell>
          <table:table-cell table:style-name="AdditionalQualifications.B1" office:value-type="string">
            <text:p text:style-name="Table_20_Contents"><text:span text:style-name="T12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</text:span></text:span></text:a><text:span text:style-name="T12"> и </text:span><text:a xlink:type="simple" xlink:href="http://sotirov-bg.net/~gsotirov/glossary.bg.html#GTAIA" text:style-name="Internet_20_link" text:visited-style-name="Visited_20_Internet_20_Link"><text:span text:style-name="Internet_20_link"><text:span text:style-name="T12">A.I.A</text:span></text:span></text:a></text:p>
          </table:table-cell>
        </table:table-row>
        <table:table-row>
          <table:table-cell table:style-name="AdditionalQualifications.A1" office:value-type="string">
            <text:p text:style-name="P3"><text:span text:style-name="T35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1">Computer Sciences Corporation</text:span></text:span></text:a></text:p>
          </table:table-cell>
        </table:table-row>
        <table:table-row>
          <table:table-cell table:style-name="AdditionalQualifications.A1" office:value-type="string">
            <text:p text:style-name="P3">Описание:</text:p>
          </table:table-cell>
          <table:table-cell table:style-name="AdditionalQualifications.B1" office:value-type="string">
            <text:p text:style-name="Table_20_Contents"><text:span text:style-name="T11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1">GraphTalk Developer</text:span></text:span></text:a><text:span text:style-name="T11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1">GraphTalk A.I.A</text:span></text:span></text:a><text:span text:style-name="T11">.</text:span></text:p>
          </table:table-cell>
        </table:table-row>
      </table:table>
      <text:p text:style-name="P21"/>
      <text:h text:style-name="P48" text:outline-level="2">Трудов опит<text:tab/></text:h>
      <text:h text:style-name="P54" text:outline-level="3"><text:bookmark-start text:name="Codix-DevM"/>Октомври 2012 – до сега<text:bookmark-end text:name="Codix-DevM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Длъжност:</text:p>
          </table:table-cell>
          <table:table-cell table:style-name="Таблица4.B1" office:value-type="string">
            <text:p text:style-name="P7">Мениджър софтуерна разработка</text:p>
          </table:table-cell>
        </table:table-row>
        <table:table-row>
          <table:table-cell table:style-name="Таблица4.A1" office:value-type="string">
            <text:p text:style-name="P4"><text:span text:style-name="T10">Организация</text:span>:</text:p>
          </table:table-cell>
          <table:table-cell table:style-name="Таблица4.B1" office:value-type="string">
            <text:p text:style-name="P14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4">Местоположение:</text:p>
          </table:table-cell>
          <table:table-cell table:style-name="Таблица4.B1" office:value-type="string">
            <text:p text:style-name="P8">София, България</text:p>
          </table:table-cell>
        </table:table-row>
        <table:table-row>
          <table:table-cell table:style-name="Таблица4.A1" office:value-type="string">
            <text:p text:style-name="P4">Размер на екипа:</text:p>
          </table:table-cell>
          <table:table-cell table:style-name="Таблица4.B1" office:value-type="string">
            <text:p text:style-name="P10"><text:span text:style-name="T36">5</text:span><text:span text:style-name="T48">–</text:span><text:span text:style-name="T54">1</text:span><text:span text:style-name="T36">0</text:span> <text:span text:style-name="T36">човека</text:span></text:p>
          </table:table-cell>
        </table:table-row>
        <table:table-row>
          <table:table-cell table:style-name="Таблица4.A1" office:value-type="string">
            <text:p text:style-name="P4">Задължения:</text:p>
          </table:table-cell>
          <table:table-cell table:style-name="Таблица4.B1" office:value-type="string">
            <text:p text:style-name="P37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59" text:outline-level="3"><text:bookmark-start text:name="Codix-TL"/><text:span text:style-name="T22">Януари</text:span><text:span text:style-name="T23"> 2008 – </text:span><text:bookmark-end text:name="Codix-TL"/><text:span text:style-name="T29">до сега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Длъжност:</text:p>
          </table:table-cell>
          <table:table-cell table:style-name="Таблица3.B1" office:value-type="string">
            <text:p text:style-name="P7">Ръководител екип</text:p>
          </table:table-cell>
        </table:table-row>
        <table:table-row>
          <table:table-cell table:style-name="Таблица3.A1" office:value-type="string">
            <text:p text:style-name="P4"><text:span text:style-name="T10">Организация</text:span>:</text:p>
          </table:table-cell>
          <table:table-cell table:style-name="Таблица3.B1" office:value-type="string">
            <text:p text:style-name="P14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4">Местоположение:</text:p>
          </table:table-cell>
          <table:table-cell table:style-name="Таблица3.B1" office:value-type="string">
            <text:p text:style-name="P8">София, България</text:p>
          </table:table-cell>
        </table:table-row>
        <table:table-row>
          <table:table-cell table:style-name="Таблица3.A1" office:value-type="string">
            <text:p text:style-name="P4">Размер на екипа:</text:p>
          </table:table-cell>
          <table:table-cell table:style-name="Таблица3.B1" office:value-type="string">
            <text:p text:style-name="P10"><text:span text:style-name="T36">15</text:span><text:span text:style-name="T47">–</text:span><text:span text:style-name="T36">20</text:span> <text:span text:style-name="T36">човека</text:span></text:p>
          </table:table-cell>
        </table:table-row>
        <table:table-row>
          <table:table-cell table:style-name="Таблица3.A1" office:value-type="string">
            <text:p text:style-name="P4">Задължения:</text:p>
          </table:table-cell>
          <table:table-cell table:style-name="Таблица3.B1" office:value-type="string">
            <text:p text:style-name="P37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55" text:outline-level="3"><text:bookmark-start text:name="Codix-CSQL"/>Декември 2006 – <text:span text:style-name="T36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Длъжност:</text:p>
          </table:table-cell>
          <table:table-cell table:style-name="Таблица2.B1" office:value-type="string">
            <text:p text:style-name="P6">C <text:span text:style-name="T53">и </text:span>SQL <text:span text:style-name="T53">Разработчик</text:span></text:p>
          </table:table-cell>
        </table:table-row>
        <table:table-row>
          <table:table-cell table:style-name="Таблица2.A1" office:value-type="string">
            <text:p text:style-name="P3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3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>
          <table:table-cell table:style-name="Таблица2.A1" office:value-type="string">
            <text:p text:style-name="P3">Размер на екипа:</text:p>
          </table:table-cell>
          <table:table-cell table:style-name="Таблица2.B1" office:value-type="string">
            <text:p text:style-name="P10">5<text:span text:style-name="T47">–</text:span>10 <text:span text:style-name="T37">човека</text:span></text:p>
          </table:table-cell>
        </table:table-row>
        <table:table-row>
          <table:table-cell table:style-name="Таблица2.A1" office:value-type="string">
            <text:p text:style-name="P3">Задължения:</text:p>
          </table:table-cell>
          <table:table-cell table:style-name="Таблица2.B1" office:value-type="string">
            <text:p text:style-name="P28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49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Длъжност:</text:p>
          </table:table-cell>
          <table:table-cell table:style-name="Таблица1.B1" office:value-type="string">
            <text:p text:style-name="P6">Старши Програмист</text:p>
          </table:table-cell>
        </table:table-row>
        <table:table-row>
          <table:table-cell table:style-name="Таблица1.A1" office:value-type="string">
            <text:p text:style-name="P3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3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>
          <table:table-cell table:style-name="Таблица1.A1" office:value-type="string">
            <text:p text:style-name="P3">Размер на екипа:</text:p>
          </table:table-cell>
          <table:table-cell table:style-name="Таблица1.B1" office:value-type="string">
            <text:p text:style-name="P2">15 <text:span text:style-name="T37">човека</text:span></text:p>
          </table:table-cell>
        </table:table-row>
        <table:table-row>
          <table:table-cell table:style-name="Таблица1.A1" office:value-type="string">
            <text:p text:style-name="P3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P49" text:outline-level="3"><text:bookmark text:name="OBS"/>Юли 2003 – Октомври 2005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3">Длъжност:</text:p>
          </table:table-cell>
          <table:table-cell table:style-name="EmploymentHistory3.B1" office:value-type="string">
            <text:p text:style-name="P6">Програмист</text:p>
          </table:table-cell>
        </table:table-row>
        <table:table-row>
          <table:table-cell table:style-name="EmploymentHistory3.A1" office:value-type="string">
            <text:p text:style-name="P3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EmploymentHistory3.A1" office:value-type="string">
            <text:p text:style-name="P3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>
          <table:table-cell table:style-name="EmploymentHistory3.A1" office:value-type="string">
            <text:p text:style-name="P3">Размер на екипа:</text:p>
          </table:table-cell>
          <table:table-cell table:style-name="EmploymentHistory3.B1" office:value-type="string">
            <text:p text:style-name="P10">5<text:span text:style-name="T47">–</text:span>20 <text:span text:style-name="T37">човека</text:span></text:p>
          </table:table-cell>
        </table:table-row>
        <table:table-row>
          <table:table-cell table:style-name="EmploymentHistory3.A1" office:value-type="string">
            <text:p text:style-name="P3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56" text:outline-level="3"><text:bookmark text:name="Xpeqt"/>Май 2002 <text:span text:style-name="T47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3">Длъжност:</text:p>
          </table:table-cell>
          <table:table-cell table:style-name="EmploymentHistory2.B1" office:value-type="string">
            <text:p text:style-name="P6">Програмист на C/C++</text:p>
          </table:table-cell>
        </table:table-row>
        <table:table-row>
          <table:table-cell table:style-name="EmploymentHistory2.A1" office:value-type="string">
            <text:p text:style-name="P3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able:table-row>
          <table:table-cell table:style-name="EmploymentHistory2.A1" office:value-type="string">
            <text:p text:style-name="P3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ext:soft-page-break/>
        <table:table-row>
          <table:table-cell table:style-name="EmploymentHistory2.A1" office:value-type="string">
            <text:p text:style-name="P3">Размер на екипа:</text:p>
          </table:table-cell>
          <table:table-cell table:style-name="EmploymentHistory2.B1" office:value-type="string">
            <text:p text:style-name="P10">5 <text:span text:style-name="T38">човека</text:span></text:p>
          </table:table-cell>
        </table:table-row>
        <table:table-row>
          <table:table-cell table:style-name="EmploymentHistory2.A1" office:value-type="string">
            <text:p text:style-name="P3">Задължения:</text:p>
          </table:table-cell>
          <table:table-cell table:style-name="EmploymentHistory2.B1" office:value-type="string">
            <text:p text:style-name="Table_20_Contents"><text:span text:style-name="T11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DeviceNet™</text:a><text:span text:style-name="T11"> устройства.</text:span></text:p>
          </table:table-cell>
        </table:table-row>
        <table:table-row>
          <table:table-cell table:style-name="EmploymentHistory2.A1" office:value-type="string">
            <text:p text:style-name="P3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56" text:outline-level="3"><text:bookmark text:name="BIT"/>Септември 2001 <text:span text:style-name="T47">–</text:span> Март 2002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Длъжност:</text:p>
          </table:table-cell>
          <table:table-cell table:style-name="Table1.B1" office:value-type="string">
            <text:p text:style-name="P6">Технически сътрудник</text:p>
          </table:table-cell>
        </table:table-row>
        <table:table-row>
          <table:table-cell table:style-name="Table1.A1" office:value-type="string">
            <text:p text:style-name="P3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1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3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>
          <table:table-cell table:style-name="Table1.A1" office:value-type="string">
            <text:p text:style-name="P3">Размер на екипа:</text:p>
          </table:table-cell>
          <table:table-cell table:style-name="Table1.B1" office:value-type="string">
            <text:p text:style-name="P2">8 <text:span text:style-name="T38">човека</text:span></text:p>
          </table:table-cell>
        </table:table-row>
        <table:table-row>
          <table:table-cell table:style-name="Table1.A1" office:value-type="string">
            <text:p text:style-name="P3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46" text:outline-level="2">Примерни проекти<text:tab/></text:h>
      <text:h text:style-name="P57" text:outline-level="3"><text:span text:style-name="T41">Април</text:span> 2011 – <text:span text:style-name="T41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9"><text:span text:style-name="T41">Име</text:span>:</text:p>
          </table:table-cell>
          <table:table-cell table:style-name="Таблица15.B1" office:value-type="string">
            <text:p text:style-name="P42"><text:span text:style-name="Strong_20_Emphasis"><text:span text:style-name="T40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29"><text:span text:style-name="T42">Описание</text:span>:</text:p>
          </table:table-cell>
          <table:table-cell table:style-name="Таблица15.B1" office:value-type="string">
            <text:p text:style-name="P31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29"><text:span text:style-name="T42">Продължителност</text:span>:</text:p>
          </table:table-cell>
          <table:table-cell table:style-name="Таблица15.B1" office:value-type="string">
            <text:p text:style-name="P31">4 <text:span text:style-name="T42">години и 3 месеца</text:span></text:p>
          </table:table-cell>
        </table:table-row>
        <table:table-row>
          <table:table-cell table:style-name="Таблица15.A1" office:value-type="string">
            <text:p text:style-name="P29"><text:span text:style-name="T42">Използвани технологии</text:span>:</text:p>
          </table:table-cell>
          <table:table-cell table:style-name="Таблица15.B1" office:value-type="string">
            <text:p text:style-name="P40"><text:span text:style-name="Default_20_Paragraph_20_Font"><text:span text:style-name="T13">Linux, MySQL, Perl</text:span></text:span></text:p>
          </table:table-cell>
        </table:table-row>
        <table:table-row>
          <table:table-cell table:style-name="Таблица15.A1" office:value-type="string">
            <text:p text:style-name="P29"><text:span text:style-name="T50">Длъжност</text:span>:</text:p>
          </table:table-cell>
          <table:table-cell table:style-name="Таблица15.B1" office:value-type="string">
            <text:p text:style-name="P33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29"><text:span text:style-name="T42">Размер на екипа</text:span>:</text:p>
          </table:table-cell>
          <table:table-cell table:style-name="Таблица15.B1" office:value-type="string">
            <text:p text:style-name="P34">5<text:span text:style-name="T47">–</text:span>10 <text:span text:style-name="T42">човека</text:span></text:p>
          </table:table-cell>
        </table:table-row>
        <table:table-row>
          <table:table-cell table:style-name="Таблица15.A1" office:value-type="string">
            <text:p text:style-name="P29"><text:span text:style-name="T42">Организация</text:span>:</text:p>
          </table:table-cell>
          <table:table-cell table:style-name="Таблица15.B1" office:value-type="string">
            <text:p text:style-name="P42"><text:a xlink:type="simple" xlink:href="#Codix-DevM" text:style-name="Internet_20_link" text:visited-style-name="Visited_20_Internet_20_Link"><text:span text:style-name="Internet_20_link"><text:span text:style-name="T14">Кодикс България</text:span></text:span></text:a></text:p>
          </table:table-cell>
        </table:table-row>
        <table:table-row>
          <table:table-cell table:style-name="Таблица15.A1" office:value-type="string">
            <text:p text:style-name="P29">Описание на организацията:</text:p>
          </table:table-cell>
          <table:table-cell table:style-name="Таблица15.B1" office:value-type="string">
            <text:p text:style-name="P31">CODIX е софтуерната компания зад iMX – системата за събит<text:span text:style-name="T43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56" text:outline-level="3"><text:bookmark text:name="EP-12"/>Юни 2002 <text:span text:style-name="T47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3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2">EP-12</text:span></text:a></text:p>
          </table:table-cell>
        </table:table-row>
        <table:table-row>
          <table:table-cell table:style-name="SampleProjects1.A1" office:value-type="string">
            <text:p text:style-name="P3">Описание:</text:p>
          </table:table-cell>
          <table:table-cell table:style-name="SampleProjects1.B1" office:value-type="string">
            <text:p text:style-name="P2">EP-12 е И<text:span text:style-name="T39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3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>
          <table:table-cell table:style-name="SampleProjects1.A1" office:value-type="string">
            <text:p text:style-name="P3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Измерване на шупливост чрез елипсометрия</text:a><text:span text:style-name="T11">, </text:span><text:a xlink:type="simple" xlink:href="http://gsotirov79.ddns.homelan.bg/%7Egsotirov/glossary.bg.html#DeviceNet" text:style-name="Internet_20_link" text:visited-style-name="Visited_20_Internet_20_Link">DeviceNet™</text:a><text:span text:style-name="T11">, C/C++</text:span></text:p>
          </table:table-cell>
        </table:table-row>
        <table:table-row>
          <table:table-cell table:style-name="SampleProjects1.A1" office:value-type="string">
            <text:p text:style-name="P3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>
          <table:table-cell table:style-name="SampleProjects1.A1" office:value-type="string">
            <text:p text:style-name="P3">Размер на екипа:</text:p>
          </table:table-cell>
          <table:table-cell table:style-name="SampleProjects1.B1" office:value-type="string">
            <text:p text:style-name="P2">около 25 <text:span text:style-name="T52">човека</text:span></text:p>
          </table:table-cell>
        </table:table-row>
        <table:table-row>
          <table:table-cell table:style-name="SampleProjects1.A1" office:value-type="string">
            <text:p text:style-name="P3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ext:soft-page-break/>
        <table:table-row>
          <table:table-cell table:style-name="SampleProjects1.A1" office:value-type="string">
            <text:p text:style-name="P3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58" text:outline-level="3">Март 2006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0"><text:span text:style-name="T44">Име</text:span>:</text:p>
          </table:table-cell>
          <table:table-cell table:style-name="Таблица11.B1" office:value-type="string">
            <text:p text:style-name="P38"><text:a xlink:type="simple" xlink:href="https://sotirov-bg.net/slackpack/" text:style-name="Internet_20_link" text:visited-style-name="Visited_20_Internet_20_Link"><text:span text:style-name="Internet_20_link"><text:span text:style-name="T7">SlackPack</text:span></text:span></text:a></text:p>
          </table:table-cell>
        </table:table-row>
        <table:table-row>
          <table:table-cell table:style-name="Таблица11.A1" office:value-type="string">
            <text:p text:style-name="P30"><text:span text:style-name="T44">Описание</text:span>:</text:p>
          </table:table-cell>
          <table:table-cell table:style-name="Таблица11.B1" office:value-type="string">
            <text:p text:style-name="P39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30"><text:span text:style-name="T44">Продължителност</text:span>:</text:p>
          </table:table-cell>
          <table:table-cell table:style-name="Таблица11.B1" office:value-type="string">
            <text:p text:style-name="P32">11 <text:span text:style-name="T44">години и продължава</text:span></text:p>
          </table:table-cell>
        </table:table-row>
        <table:table-row>
          <table:table-cell table:style-name="Таблица11.A1" office:value-type="string">
            <text:p text:style-name="P30"><text:span text:style-name="T44">Използвани технологии</text:span>:</text:p>
          </table:table-cell>
          <table:table-cell table:style-name="Таблица11.B1" office:value-type="string">
            <text:p text:style-name="P41"><text:span text:style-name="Default_20_Paragraph_20_Font"><text:span text:style-name="T16">Perl, </text:span></text:span><text:span text:style-name="Default_20_Paragraph_20_Font"><text:span text:style-name="T11">MySQL, (X)HTML, CSS, Shell </text:span></text:span><text:span text:style-name="Default_20_Paragraph_20_Font"><text:span text:style-name="T15">скриптове</text:span></text:span><text:span text:style-name="Default_20_Paragraph_20_Font"><text:span text:style-name="T11">, </text:span></text:span><text:span text:style-name="Default_20_Paragraph_20_Font"><text:span text:style-name="T16">VMware, qemu</text:span></text:span></text:p>
          </table:table-cell>
        </table:table-row>
        <table:table-row>
          <table:table-cell table:style-name="Таблица11.A1" office:value-type="string">
            <text:p text:style-name="P30"><text:span text:style-name="T51">Длъжност</text:span>:</text:p>
          </table:table-cell>
          <table:table-cell table:style-name="Таблица11.B1" office:value-type="string">
            <text:p text:style-name="P32">Проектант на база данни, Софтуерен разработчик и Системен Администратор</text:p>
          </table:table-cell>
        </table:table-row>
        <table:table-row>
          <table:table-cell table:style-name="Таблица11.A1" office:value-type="string">
            <text:p text:style-name="P30"><text:span text:style-name="T44">Размер на екипа</text:span>:</text:p>
          </table:table-cell>
          <table:table-cell table:style-name="Таблица11.B1" office:value-type="string">
            <text:p text:style-name="P35">Един човек</text:p>
          </table:table-cell>
        </table:table-row>
        <table:table-row>
          <table:table-cell table:style-name="Таблица11.A1" office:value-type="string">
            <text:p text:style-name="P30"><text:span text:style-name="T44">Организация</text:span>:</text:p>
          </table:table-cell>
          <table:table-cell table:style-name="Таблица11.B1" office:value-type="string">
            <text:p text:style-name="P36">Личен проект</text:p>
          </table:table-cell>
        </table:table-row>
      </table:table>
      <text:p text:style-name="Standard"/>
      <text:p text:style-name="P19"><text:span text:style-name="Citation"><text:span text:style-name="T18">Виж съ</text:span></text:span><text:span text:style-name="Citation"><text:span text:style-name="T19">що</text:span></text:span><text:span text:style-name="Citation"><text:span text:style-name="T24"> </text:span></text:span><text:a xlink:type="simple" xlink:href="https://github.com/gdsotirov" text:style-name="Internet_20_link" text:visited-style-name="Visited_20_Internet_20_Link"><text:span text:style-name="Internet_20_link"><text:span text:style-name="T20">GitHub </text:span></text:span></text:a><text:a xlink:type="simple" xlink:href="https://github.com/gdsotirov" text:style-name="Internet_20_link" text:visited-style-name="Visited_20_Internet_20_Link"><text:span text:style-name="Internet_20_link"><text:span text:style-name="T19">профила</text:span></text:span></text:a><text:span text:style-name="Citation"><text:span text:style-name="T24"> </text:span></text:span><text:span text:style-name="Citation"><text:span text:style-name="T19">и</text:span></text:span><text:span text:style-name="Citation"><text:span text:style-name="T24"> </text:span></text:span><text:a xlink:type="simple" xlink:href="http://sotirov-bg.net/~gsotirov/projects/" text:style-name="Internet_20_link" text:visited-style-name="Visited_20_Internet_20_Link"><text:span text:style-name="Internet_20_link"><text:span text:style-name="T19">други лични проекти</text:span></text:span></text:a><text:span text:style-name="Citation"><text:span text:style-name="T25">.</text:span></text:span></text:p>
      <text:h text:style-name="P46" text:outline-level="2">Препоръки<text:tab/></text:h>
      <text:list xml:id="list2478455804" text:style-name="L1">
        <text:list-item>
          <text:p text:style-name="P43"><text:span text:style-name="T11">От </text:span><text:a xlink:type="simple" xlink:href="#Xpeqt" text:style-name="Internet_20_link" text:visited-style-name="Visited_20_Internet_20_Link"><text:span text:style-name="Internet_20_link"><text:span text:style-name="T11">Xpeqt</text:span></text:span></text:a><text:span text:style-name="T11">;</text:span></text:p>
        </text:list-item>
        <text:list-item>
          <text:p text:style-name="P44"><text:span text:style-name="T1">От </text:span><text:a xlink:type="simple" xlink:href="#OBS1" text:style-name="Internet_20_link" text:visited-style-name="Visited_20_Internet_20_Link"><text:span text:style-name="T1">CSC</text:span></text:a><text:span text:style-name="T1"> (бивша OBS</text:span><text:span text:style-name="T8">)</text:span><text:span text:style-name="T1"> България.</text:span></text:p>
        </text:list-item>
      </text:list>
      <text:p text:style-name="P26"><text:span text:style-name="T30">Забележка</text:span>: Препоръки се предоставят при поискване.</text:p>
      <text:p text:style-name="P20"/>
      <text:p text:style-name="P20"/>
      <text:p text:style-name="P20"/>
      <text:p text:style-name="P20">Последна промяна: <text:date style:data-style-name="N36" text:date-value="2018-02-21T09:47:20.752000082">21.02.2018 г.</text:date></text:p>
      <text:p text:style-name="P20"><text:span text:style-name="T45">Най-пълна и текуща версия на документа може да бъде намерена на</text:span> <text:a xlink:type="simple" xlink:href="http://sotirov-bg.net/~gsotirov/cv/" text:style-name="Internet_20_link" text:visited-style-name="Visited_20_Internet_20_Link"><text:span text:style-name="Internet_20_link">http://sotirov-bg.net/~gsotirov/cv/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1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Arial1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style:writing-mode="page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Arial1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style:header-first>
        <text:p text:style-name="Header"/>
      </style:header-first>
      <style:footer>
        <text:p text:style-name="MP1"><text:span text:style-name="MT2">Страница </text:span><text:page-number text:select-page="current">2</text:page-number><text:s/>от <text:page-count>5</text:page-count></text:p>
      </style:footer>
      <style:footer-first>
        <text:p text:style-name="MP1"><text:span text:style-name="MT3">Страница </text:span><text:page-number text:select-page="current">1</text:page-number><text:s/>от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meta:initial-creator>Georgi Sotirov</meta:initial-creator>
    <meta:creation-date>2005-08-28T16:46:32</meta:creation-date>
    <dc:creator>Georgi Sotirov</dc:creator>
    <dc:date>2018-02-21T09:47:19.841000000</dc:date>
    <dc:language>bg-BG</dc:language>
    <meta:editing-cycles>167</meta:editing-cycles>
    <meta:editing-duration>PT4H30M20S</meta:editing-duration>
    <meta:document-statistic meta:table-count="16" meta:image-count="0" meta:object-count="0" meta:page-count="5" meta:paragraph-count="229" meta:word-count="823" meta:character-count="5974" meta:non-whitespace-character-count="5364"/>
    <meta:user-defined meta:name="Info 1"/>
    <meta:user-defined meta:name="Info 2"/>
    <meta:user-defined meta:name="Info 3"/>
    <meta:user-defined meta:name="Info 4"/>
  </office:meta>
</office:document-meta>
</file>